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D000002593582EFE7F9B761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457cm" svg:y="2.425cm" svg:width="15.586cm" svg:height="15.903cm" draw:z-index="0"><draw:image xlink:href="Pictures/100000010000024D000002593582EFE7F9B761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22:02:27.770000000</meta:creation-date>
    <dc:date>2022-09-22T22:02:45.112000000</dc:date>
    <meta:editing-duration>PT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